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omic Sans MS" svg:font-family="'Comic Sans MS'" style:font-family-generic="script"/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style:font-name="Times New Roman" fo:font-size="11pt" fo:language="en" fo:country="none" style:font-name-asian="Times New Roman" style:font-size-asian="11pt" style:font-name-complex="Times New Roman" style:font-size-complex="11pt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ff0000" style:font-name="Comic Sans MS" fo:font-size="11pt" fo:language="en" fo:country="none" style:font-name-asian="Comic Sans MS" style:font-size-asian="11pt" style:font-name-complex="Comic Sans MS" style:font-size-complex="11pt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=002512</text:p>
      <text:p text:style-name="P2">bro.</text:p>
      <text:p text:style-name="P2">roof. now.</text:p>
      <text:p text:style-name="P2">bring cal.</text:p>
      <text:p text:style-name="P3">where doing it man</text:p>
      <text:p text:style-name="P3">where MAKING THIS HAPEN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/>
    <style:font-face style:name="Comic Sans MS" svg:font-family="'Comic Sans MS'" style:font-family-generic="script"/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16" meta:character-count="76"/>
    <meta:generator>OpenOffice/4.1.2$Win32 OpenOffice.org_project/412m3$Build-9782</meta:generator>
  </office:meta>
</office:document-meta>
</file>